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7fe54" officeooo:paragraph-rsid="0007fe54"/>
    </style:style>
    <style:style style:name="P2" style:family="paragraph" style:parent-style-name="Standard">
      <style:paragraph-properties fo:text-align="center" style:justify-single-word="false"/>
      <style:text-properties officeooo:rsid="0007fe54" officeooo:paragraph-rsid="0007fe54"/>
    </style:style>
    <style:style style:name="P3" style:family="paragraph" style:parent-style-name="Standard">
      <style:paragraph-properties fo:text-align="center" style:justify-single-word="false"/>
      <style:text-properties fo:font-size="16pt" fo:font-weight="bold" officeooo:rsid="0007fe54" officeooo:paragraph-rsid="0007fe54"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4pt" fo:font-weight="bold" officeooo:rsid="0007fe54" officeooo:paragraph-rsid="0007fe54"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2pt" fo:font-weight="normal" officeooo:rsid="0007fe54" officeooo:paragraph-rsid="0007fe54"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officeooo:rsid="00091802" officeooo:paragraph-rsid="00091802"/>
    </style:style>
    <style:style style:name="P7" style:family="paragraph" style:parent-style-name="Standard" style:list-style-name="L2">
      <style:paragraph-properties fo:text-align="start" style:justify-single-word="false"/>
      <style:text-properties officeooo:rsid="00091802" officeooo:paragraph-rsid="00091802"/>
    </style:style>
    <style:style style:name="P8" style:family="paragraph" style:parent-style-name="Standard">
      <style:paragraph-properties fo:text-align="center" style:justify-single-word="false"/>
      <style:text-properties officeooo:rsid="00091802" officeooo:paragraph-rsid="00091802"/>
    </style:style>
    <style:style style:name="P9" style:family="paragraph" style:parent-style-name="Standard" style:list-style-name="L1">
      <style:paragraph-properties fo:text-align="start" style:justify-single-word="false"/>
      <style:text-properties fo:font-style="italic" officeooo:rsid="00091802" officeooo:paragraph-rsid="00091802" style:font-style-asian="italic" style:font-style-complex="italic"/>
    </style:style>
    <style:style style:name="P10" style:family="paragraph" style:parent-style-name="Standard" style:list-style-name="L1">
      <style:paragraph-properties fo:text-align="start" style:justify-single-word="false"/>
      <style:text-properties fo:font-style="italic" officeooo:rsid="000a45f0" officeooo:paragraph-rsid="000a45f0" style:font-style-asian="italic" style:font-style-complex="italic"/>
    </style:style>
    <style:style style:name="P11" style:family="paragraph" style:parent-style-name="Standard" style:list-style-name="L1">
      <style:paragraph-properties fo:text-align="start" style:justify-single-word="false"/>
      <style:text-properties fo:font-style="italic" officeooo:rsid="000a45f0" officeooo:paragraph-rsid="000bc9ad" style:font-style-asian="italic" style:font-style-complex="italic"/>
    </style:style>
    <style:style style:name="P12" style:family="paragraph" style:parent-style-name="Standard" style:list-style-name="L1">
      <style:paragraph-properties fo:text-align="start" style:justify-single-word="false"/>
      <style:text-properties fo:font-weight="bold" officeooo:rsid="00091802" officeooo:paragraph-rsid="00091802" style:font-weight-asian="bold"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bc9ad"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0b950f"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0bc9ad" style:font-size-asian="10.5pt" style:font-style-asian="normal" style:font-weight-asian="normal" style:font-size-complex="12pt" style:font-style-complex="normal" style:font-weight-complex="normal"/>
    </style:style>
    <style:style style:name="T7" style:family="text">
      <style:text-properties officeooo:rsid="000a45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quirements Document</text:p>
      <text:p text:style-name="P4">Geo-Seek: a simple GPS “hide-and-seek” <text:span text:style-name="T7">for Android.</text:span></text:p>
      <text:p text:style-name="P5">Jonathan Green, Brian, Andy, Alexa Montagne</text:p>
      <text:p text:style-name="P5">September 22, 2015</text:p>
      <text:p text:style-name="P2"><text:span text:style-name="T1">CS377</text:span></text:p>
      <text:p text:style-name="P8"/>
      <text:list xml:id="list948311490849276925" text:style-name="L1">
        <text:list-item>
          <text:p text:style-name="P12"><text:span text:style-name="T3">Introduction</text:span></text:p>
          <text:list>
            <text:list-item text:start-value="1">
              <text:p text:style-name="P9">Problem Statement</text:p>
              <text:p text:style-name="P6">People enjoy using their smartphones to share with others more than ever before as the power of mobile devices has continued to rise. One of the most useful native features of modern mobile devices is their GPS functionality, which allows phone providers to provide accurate date/time information for the device, broadcast emergency/disaster alerts to users in a risk area, navigation, and cellular telephony. Geo-Seek is a social game that harnesses that power of GPS technology to enhance the traditional game of “Hide-and-Seek” using mobile phones.</text:p>
            </text:list-item>
            <text:list-item>
              <text:p text:style-name="P9">System Personnel</text:p>
              <text:p text:style-name="P6">The developers on this project include Alexa Montagne, Andy, Brian, and Jonathan Green. They are also responsible for the database design and the front-end product that serves as an <text:s/>interface with the user(s) playing in a session of Geo-Seek.</text:p>
            </text:list-item>
            <text:list-item>
              <text:p text:style-name="P9">Operational Setting</text:p>
              <text:p text:style-name="P6">The target platform for the alpha of Geo-Seek is Android (API 19 KitKat). </text:p>
            </text:list-item>
          </text:list>
        </text:list-item>
        <text:list-item>
          <text:p text:style-name="P12"><text:span text:style-name="T3">Functional Requirements</text:span></text:p>
          <text:list>
            <text:list-item>
              <text:p text:style-name="P10"><text:span text:style-name="T1">Users (Host)</text:span></text:p>
              <text:p text:style-name="P10"><text:span text:style-name="T4">Android users can begin using Geo-Seek by downloading it from the Google Play Store. To start a game session, a player clicks “Start Game” which brings the first user to a invite form that he/she can fill to send invitations to play in the current Geo-Seek session hosted by the user. The initial user is referred to as the Host. The Host is also the “seeker” in Geo-Seek, the player responsible for finding all of his/her friends hidden across the map. </text:span></text:p>
            </text:list-item>
            <text:list-item>
              <text:p text:style-name="P10"><text:span text:style-name="T1">Users (Invites)</text:span></text:p>
              <text:p text:style-name="P11"><text:span text:style-name="T5">Android users that are available to play Geo-Seek must have Geo-Seek installed on their device before playing in a session. A valid invitation game code can be received without having Geo-Seek installed, as game (Geo-Seek session) codes are sent via SMS. Users</text:span><text:span text:style-name="T4"> that </text:span><text:span text:style-name="T5">accept an invitation from a Host are registered in a Geo-Seek session and their initial coordinates are mapped for their Host to seek. The maximum number of Invites a Host can have in a session is five.</text:span></text:p>
            </text:list-item>
            <text:list-item>
              <text:p text:style-name="P11"><text:span text:style-name="T2">System Administrators</text:span></text:p>
              <text:p text:style-name="P11"><text:span text:style-name="T6">In order to maintain the database of Geo-Seek sessions, which collects data/time the game was initiated, checks the state of the game (Active, Inactive, Suspended), and the set of geo-coordinates that is collected from Users as a game is being played, system administrators have to ensure that tables in the database are available and queries between the database are accurate. </text:span><text:span text:style-name="T5"><text:s/></text:span></text:p>
            </text:list-item>
          </text:list>
        </text:list-item>
        <text:list-item>
          <text:p text:style-name="P12"><text:span text:style-name="T3">Non-Functional Requirements</text:span></text:p>
        </text:list-item>
      </text:list>
      <text:list xml:id="list6045670582510377756" text:style-name="L2">
        <text:list-item>
          <text:p text:style-name="P7"><text:span text:style-name="T1">Appendix A: Help Content</text:span></text:p>
        </text:list-item>
        <text:list-item>
          <text:p text:style-name="P7"><text:span text:style-name="T1">Appendix B: Glossary</text:span></text:p>
          <text:p text:style-name="P7"><text:span text:style-name="T1"/></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5:33:45.306971103</meta:creation-date>
    <dc:date>2015-09-21T17:37:15.991808555</dc:date>
    <meta:editing-duration>PT1H8M35S</meta:editing-duration>
    <meta:editing-cycles>4</meta:editing-cycles>
    <meta:generator>LibreOffice/4.4.5.2$Linux_X86_64 LibreOffice_project/40$Build-2</meta:generator>
    <meta:document-statistic meta:table-count="0" meta:image-count="0" meta:object-count="0" meta:page-count="1" meta:paragraph-count="23" meta:word-count="413" meta:character-count="2534" meta:non-whitespace-character-count="2150"/>
  </office:meta>
</office:document-meta>
</file>